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en</text:p>
      <text:p text:style-name="Standard"/>
      <text:p text:style-name="Standard">es gibt 8 Urrunen, mit denen man aus 4 eine neue Rune erschaffen kann:</text:p>
      <text:list xml:id="list31382201" text:style-name="L1">
        <text:list-item>
          <text:p text:style-name="P1">Zerstören(Feuer) +8 Stärke, -2 Stabilität</text:p>
        </text:list-item>
        <text:list-item>
          <text:p text:style-name="P1">Erschaffen(Wasser) +4 Stabilität, -4 Stärke</text:p>
        </text:list-item>
        <text:list-item>
          <text:p text:style-name="P1">Befestigen(Erde) +4 Leben, -4 Erfahrung</text:p>
        </text:list-item>
        <text:list-item>
          <text:p text:style-name="P1">Lösen(Luft) +8 Erfahrung, -2 Leben</text:p>
        </text:list-item>
        <text:list-item>
          <text:p text:style-name="P1">Verbrauchen(Tot) +8 Stärke, -2 Leben</text:p>
        </text:list-item>
        <text:list-item>
          <text:p text:style-name="P1">Überleben(Leben) +4 Leben, -4 Stärke</text:p>
        </text:list-item>
        <text:list-item>
          <text:p text:style-name="P1">Konzentrieren(Schnelligkeit) +4 Stabilität, -4 Erfahrung</text:p>
        </text:list-item>
        <text:list-item>
          <text:p text:style-name="P1">Intuition(Intelligenz) +8 Erfahrung, -2 Stabilitä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1T11:15:12.84</meta:creation-date>
    <meta:document-statistic meta:table-count="0" meta:image-count="0" meta:object-count="0" meta:page-count="1" meta:paragraph-count="10" meta:word-count="63" meta:character-count="418" meta:non-whitespace-character-count="373"/>
    <dc:date>2011-09-01T13:25:02.87</dc:date>
    <meta:editing-duration>PT10M34S</meta:editing-duration>
    <meta:editing-cycles>1</meta:editing-cycles>
    <meta:generator>LibreOffice/3.4$Win32 LibreOffice_project/340m1$Build-203</meta:generator>
  </office:meta>
</office:document-meta>
</file>